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 parse_code and parse_bod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est error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2"/>
          <table:table-cell office:value-type="string" calcext:value-type="string">
            <text:p>add returns_through_par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2"/>
          <table:table-cell office:value-type="string" calcext:value-type="string">
            <text:p>Varying → is_const in c.as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epend xy_ to struct vari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allow for error even in functions that don’t return errors or return errors of a different k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test а := c.errno</text:p>
          </table:table-cell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move get_c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table → module_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__tmp → t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ow for , at end of l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ow for implicit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 &lt;&gt;&gt;=&lt;= with single function c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5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12:15:48.5796950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5-27T12:16:35.972418923</dc:date>
    <meta:editing-duration>P43DT1H54M26S</meta:editing-duration>
    <meta:editing-cycles>26</meta:editing-cycles>
    <meta:generator>LibreOffice/24.2.3.2$Linux_X86_64 LibreOffice_project/420$Build-2</meta:generator>
    <meta:document-statistic meta:table-count="4" meta:cell-count="57" meta:object-count="0"/>
  </office:meta>
</office:document-meta>
</file>